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15c646" officeooo:paragraph-rsid="0015c646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s text:c="3"/>PROJECT DEMO LINK:</text:p>
      <text:p text:style-name="P1"/>
      <text:p text:style-name="P1"><text:s text:c="8"/><text:a xlink:type="simple" xlink:href="https://youtu.be/WbGBTR4lFBc" text:style-name="Internet_20_link" text:visited-style-name="Visited_20_Internet_20_Link">https://youtu.be/WbGBTR4lFBc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0T07:30:52.667000000</meta:creation-date>
    <dc:date>2022-11-20T07:32:27.490000000</dc:date>
    <meta:editing-duration>PT1M35S</meta:editing-duration>
    <meta:editing-cycles>1</meta:editing-cycles>
    <meta:document-statistic meta:table-count="0" meta:image-count="0" meta:object-count="0" meta:page-count="1" meta:paragraph-count="2" meta:word-count="4" meta:character-count="58" meta:non-whitespace-character-count="44"/>
    <meta:generator>LibreOffice/7.2.7.2$Windows_X86_64 LibreOffice_project/8d71d29d553c0f7dcbfa38fbfda25ee34cce99a2</meta:generator>
  </office:meta>
</office:document-meta>
</file>